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6bd" officeooo:paragraph-rsid="001816bd"/>
    </style:style>
    <style:style style:name="P2" style:family="paragraph" style:parent-style-name="Standard">
      <style:text-properties fo:font-weight="bold" officeooo:rsid="001816bd" officeooo:paragraph-rsid="001816b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viarasuchinnu@aspire1747-HP-280-G2-MT:~/pdb$ python3 -m pdb Looper.py</text:p>
      <text:p text:style-name="Standard">&gt; /home/kaviarasuchinnu/pdb/Looper.py(1)&lt;module&gt;()</text:p>
      <text:p text:style-name="Standard">-&gt; def function(n):</text:p>
      <text:p text:style-name="Standard">(Pdb) break 11</text:p>
      <text:p text:style-name="Standard">Breakpoint 1 at /home/kaviarasuchinnu/pdb/Looper.py:11</text:p>
      <text:p text:style-name="Standard">(Pdb) c</text:p>
      <text:p text:style-name="Standard">The value is <text:s/>2</text:p>
      <text:p text:style-name="Standard">The value is <text:s/>3</text:p>
      <text:p text:style-name="Standard">The value is <text:s/>4</text:p>
      <text:p text:style-name="Standard">The value is <text:s/>5</text:p>
      <text:p text:style-name="Standard">The value is <text:s/>6</text:p>
      <text:p text:style-name="Standard">The value is <text:s/>7</text:p>
      <text:p text:style-name="Standard">The value is <text:s/>8</text:p>
      <text:p text:style-name="Standard">The value is <text:s/>9</text:p>
      <text:p text:style-name="Standard">The value is <text:s/>10</text:p>
      <text:p text:style-name="Standard">The value is <text:s/>11</text:p>
      <text:p text:style-name="Standard">The table of squares are 0 x 0 = 0</text:p>
      <text:p text:style-name="Standard">The table of squares are 1 x 1 = 1</text:p>
      <text:p text:style-name="Standard">The table of squares are 2 x 2 = 4</text:p>
      <text:p text:style-name="Standard">The table of squares are 3 x 3 = 9</text:p>
      <text:p text:style-name="Standard">The table of squares are 4 x 4 = 16</text:p>
      <text:p text:style-name="Standard">The table of squares are 5 x 5 = 25</text:p>
      <text:p text:style-name="Standard">The table of squares are 6 x 6 = 36</text:p>
      <text:p text:style-name="Standard">The table of squares are 7 x 7 = 49</text:p>
      <text:p text:style-name="Standard">The table of squares are 8 x 8 = 64</text:p>
      <text:p text:style-name="Standard">The table of squares are 9 x 9 = 81</text:p>
      <text:p text:style-name="Standard">The table of squares are 10 x 10 = 100</text:p>
      <text:p text:style-name="Standard">The table of squares are 11 x 11 = 121</text:p>
      <text:p text:style-name="Standard">The table of squares are 12 x 12 = 144</text:p>
      <text:p text:style-name="Standard">The table of squares are 13 x 13 = 169</text:p>
      <text:p text:style-name="Standard">The table of squares are 14 x 14 = 196</text:p>
      <text:p text:style-name="Standard">The table of squares are 15 x 15 = 225</text:p>
      <text:p text:style-name="Standard">The table of squares are 16 x 16 = 256</text:p>
      <text:p text:style-name="Standard">The table of squares are 17 x 17 = 289</text:p>
      <text:p text:style-name="Standard">The table of squares are 18 x 18 = 324</text:p>
      <text:p text:style-name="Standard">The table of squares are 19 x 19 = 361</text:p>
      <text:p text:style-name="Standard">The value is <text:s/>2</text:p>
      <text:p text:style-name="Standard">The value is <text:s/>3</text:p>
      <text:p text:style-name="Standard">The value is <text:s/>4</text:p>
      <text:p text:style-name="Standard">&gt; /home/kaviarasuchinnu/pdb/Looper.py(11)function1()</text:p>
      <text:p text:style-name="Standard">-&gt; print("The table of squares are {} x {} = {}".format(i,i,i*i))</text:p>
      <text:p text:style-name="Standard">(Pdb) args</text:p>
      <text:p text:style-name="Standard">g = 3</text:p>
      <text:p text:style-name="Standard">(Pdb) locals()</text:p>
      <text:p text:style-name="Standard">{'g': 3, 'i': 0}</text:p>
      <text:p text:style-name="Standard">(Pdb) up</text:p>
      <text:p text:style-name="Standard">&gt; /home/kaviarasuchinnu/pdb/Looper.py(12)&lt;module&gt;()</text:p>
      <text:p text:style-name="Standard">-&gt; function1(3)</text:p>
      <text:p text:style-name="Standard"/>
      <text:p text:style-name="P1"/>
      <text:p text:style-name="P1"/>
      <text:p text:style-name="P1"/>
      <text:p text:style-name="P1"><text:soft-page-break/>2.</text:p>
      <text:p text:style-name="P1">kaviarasuchinnu@aspire1747-HP-280-G2-MT:~/pdb$ python3 -m pdb Looper.py</text:p>
      <text:p text:style-name="P1">&gt; /home/kaviarasuchinnu/pdb/Looper.py(1)&lt;module&gt;()</text:p>
      <text:p text:style-name="P1">-&gt; def function(n):</text:p>
      <text:p text:style-name="P1">(Pdb) c</text:p>
      <text:p text:style-name="P1">The value is <text:s/>2</text:p>
      <text:p text:style-name="P1">The value is <text:s/>3</text:p>
      <text:p text:style-name="P1">The value is <text:s/>4</text:p>
      <text:p text:style-name="P1">The value is <text:s/>5</text:p>
      <text:p text:style-name="P1">The value is <text:s/>6</text:p>
      <text:p text:style-name="P1">The value is <text:s/>7</text:p>
      <text:p text:style-name="P1">The value is <text:s/>8</text:p>
      <text:p text:style-name="P1">The value is <text:s/>9</text:p>
      <text:p text:style-name="P1">The value is <text:s/>10</text:p>
      <text:p text:style-name="P1">The value is <text:s/>11</text:p>
      <text:p text:style-name="P1">The table of squares are 0 x 0 = 0</text:p>
      <text:p text:style-name="P1">The table of squares are 1 x 1 = 1</text:p>
      <text:p text:style-name="P1">The table of squares are 2 x 2 = 4</text:p>
      <text:p text:style-name="P1">The table of squares are 3 x 3 = 9</text:p>
      <text:p text:style-name="P1">The table of squares are 4 x 4 = 16</text:p>
      <text:p text:style-name="P1">The table of squares are 5 x 5 = 25</text:p>
      <text:p text:style-name="P1">The table of squares are 6 x 6 = 36</text:p>
      <text:p text:style-name="P1">The table of squares are 7 x 7 = 49</text:p>
      <text:p text:style-name="P1">The table of squares are 8 x 8 = 64</text:p>
      <text:p text:style-name="P1">The table of squares are 9 x 9 = 81</text:p>
      <text:p text:style-name="P1">The table of squares are 10 x 10 = 100</text:p>
      <text:p text:style-name="P1">The table of squares are 11 x 11 = 121</text:p>
      <text:p text:style-name="P1">The table of squares are 12 x 12 = 144</text:p>
      <text:p text:style-name="P1">The table of squares are 13 x 13 = 169</text:p>
      <text:p text:style-name="P1">The table of squares are 14 x 14 = 196</text:p>
      <text:p text:style-name="P1">The table of squares are 15 x 15 = 225</text:p>
      <text:p text:style-name="P1">The table of squares are 16 x 16 = 256</text:p>
      <text:p text:style-name="P1">The table of squares are 17 x 17 = 289</text:p>
      <text:p text:style-name="P1">The table of squares are 18 x 18 = 324</text:p>
      <text:p text:style-name="P1">The table of squares are 19 x 19 = 361</text:p>
      <text:p text:style-name="P1">The value is <text:s/>2</text:p>
      <text:p text:style-name="P1">The value is <text:s/>3</text:p>
      <text:p text:style-name="P1">The value is <text:s/>4</text:p>
      <text:p text:style-name="P1">The table of squares are 0 x 0 = 0</text:p>
      <text:p text:style-name="P1">The table of squares are 1 x 1 = 1</text:p>
      <text:p text:style-name="P1">The table of squares are 2 x 2 = 4</text:p>
      <text:p text:style-name="P1">The table of squares are 3 x 3 = 9</text:p>
      <text:p text:style-name="P1">The program finished and will be restarted</text:p>
      <text:p text:style-name="P1">&gt; /home/kaviarasuchinnu/pdb/Looper.py(1)&lt;module&gt;()</text:p>
      <text:p text:style-name="P1">-&gt; def function(n):</text:p>
      <text:p text:style-name="P1">(Pdb) !g=6</text:p>
      <text:p text:style-name="P1">(Pdb) c</text:p>
      <text:p text:style-name="P1">The value is <text:s/>2</text:p>
      <text:p text:style-name="P1">The value is <text:s/>3</text:p>
      <text:p text:style-name="P1">The value is <text:s/>4</text:p>
      <text:p text:style-name="P2">The value is <text:s/>5</text:p>
      <text:p text:style-name="P2">The value is <text:s/>6</text:p>
      <text:p text:style-name="P2"><text:soft-page-break/>The value is <text:s/>7</text:p>
      <text:p text:style-name="P2">The value is <text:s/>8</text:p>
      <text:p text:style-name="P2">The value is <text:s/>9</text:p>
      <text:p text:style-name="P2">The value is <text:s/>10</text:p>
      <text:p text:style-name="P2">The value is <text:s/>11</text:p>
      <text:p text:style-name="P1">The table of squares are 0 x 0 = 0</text:p>
      <text:p text:style-name="P1">The table of squares are 1 x 1 = 1</text:p>
      <text:p text:style-name="P1">The table of squares are 2 x 2 = 4</text:p>
      <text:p text:style-name="P1">The table of squares are 3 x 3 = 9</text:p>
      <text:p text:style-name="P1">The table of squares are 4 x 4 = 16</text:p>
      <text:p text:style-name="P1">The table of squares are 5 x 5 = 25</text:p>
      <text:p text:style-name="P1">The table of squares are 6 x 6 = 36</text:p>
      <text:p text:style-name="P1">The table of squares are 7 x 7 = 49</text:p>
      <text:p text:style-name="P1">The table of squares are 8 x 8 = 64</text:p>
      <text:p text:style-name="P1">The table of squares are 9 x 9 = 81</text:p>
      <text:p text:style-name="P1">The table of squares are 10 x 10 = 100</text:p>
      <text:p text:style-name="P1">The table of squares are 11 x 11 = 121</text:p>
      <text:p text:style-name="P1">The table of squares are 12 x 12 = 144</text:p>
      <text:p text:style-name="P1">The table of squares are 13 x 13 = 169</text:p>
      <text:p text:style-name="P1">The table of squares are 14 x 14 = 196</text:p>
      <text:p text:style-name="P1">The table of squares are 15 x 15 = 225</text:p>
      <text:p text:style-name="P1">The table of squares are 16 x 16 = 256</text:p>
      <text:p text:style-name="P1">The table of squares are 17 x 17 = 289</text:p>
      <text:p text:style-name="P1">The table of squares are 18 x 18 = 324</text:p>
      <text:p text:style-name="P1">The table of squares are 19 x 19 = 361</text:p>
      <text:p text:style-name="P1">The value is <text:s/>2</text:p>
      <text:p text:style-name="P1">The value is <text:s/>3</text:p>
      <text:p text:style-name="P1">The value is <text:s/>4</text:p>
      <text:p text:style-name="P1">The table of squares are 0 x 0 = 0</text:p>
      <text:p text:style-name="P1">The table of squares are 1 x 1 = 1</text:p>
      <text:p text:style-name="P1">The table of squares are 2 x 2 = 4</text:p>
      <text:p text:style-name="P1">The table of squares are 3 x 3 = 9</text:p>
      <text:p text:style-name="P1">(Pdb) p lines</text:p>
      <text:p text:style-name="P1">'Hi hello Good Evening'</text:p>
      <text:p text:style-name="P1">(Pdb) p l</text:p>
      <text:p text:style-name="P1">[1, 2, 3, 4, 5, [4, 5, 6, 7]]</text:p>
      <text:p text:style-name="P1">(Pdb) p l[1]</text:p>
      <text:p text:style-name="P1">2</text:p>
      <text:p text:style-name="P1">(Pdb) p l[:]</text:p>
      <text:p text:style-name="P1">[1, 2, 3, 4, 5, [4, 5, 6, 7]]</text:p>
      <text:p text:style-name="P1">(Pdb) p l[5]=20</text:p>
      <text:p text:style-name="P1">*** SyntaxError: invalid synta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5:19:35.527699968</meta:creation-date>
    <dc:date>2023-03-11T16:20:56.928214958</dc:date>
    <meta:editing-duration>PT10M50S</meta:editing-duration>
    <meta:editing-cycles>1</meta:editing-cycles>
    <meta:document-statistic meta:table-count="0" meta:image-count="0" meta:object-count="0" meta:page-count="3" meta:paragraph-count="142" meta:word-count="956" meta:character-count="3943" meta:non-whitespace-character-count="3090"/>
    <meta:generator>LibreOffice/6.4.7.2$Linux_X86_64 LibreOffice_project/40$Build-2</meta:generator>
  </office:meta>
</office:document-meta>
</file>